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446102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2568" calcext:value-type="float">
            <text:p>72.3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102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42" calcext:value-type="float">
            <text:p>71.7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102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102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764" calcext:value-type="float">
            <text:p>72.5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102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624" calcext:value-type="float">
            <text:p>72.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102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9016" calcext:value-type="float">
            <text:p>72.8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102</text:p>
          </table:table-cell>
          <table:table-cell office:value-type="string" calcext:value-type="string">
            <text:p>201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3888" calcext:value-type="float">
            <text:p>71.49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102</text:p>
          </table:table-cell>
          <table:table-cell office:value-type="string" calcext:value-type="string">
            <text:p>201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102</text:p>
          </table:table-cell>
          <table:table-cell office:value-type="string" calcext:value-type="string">
            <text:p>201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73664" calcext:value-type="float">
            <text:p>74.2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102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052" calcext:value-type="float">
            <text:p>72.7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102</text:p>
          </table:table-cell>
          <table:table-cell office:value-type="string" calcext:value-type="string">
            <text:p>201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912" calcext:value-type="float">
            <text:p>72.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102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7016" calcext:value-type="float">
            <text:p>72.1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102</text:p>
          </table:table-cell>
          <table:table-cell office:value-type="string" calcext:value-type="string">
            <text:p>201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84744" calcext:value-type="float">
            <text:p>71.4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102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2132" calcext:value-type="float">
            <text:p>71.5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102</text:p>
          </table:table-cell>
          <table:table-cell office:value-type="string" calcext:value-type="string">
            <text:p>201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6248" calcext:value-type="float">
            <text:p>71.3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102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102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672" calcext:value-type="float">
            <text:p>72.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102</text:p>
          </table:table-cell>
          <table:table-cell office:value-type="string" calcext:value-type="string">
            <text:p>200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102</text:p>
          </table:table-cell>
          <table:table-cell office:value-type="string" calcext:value-type="string">
            <text:p>2006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4152" calcext:value-type="float">
            <text:p>76.6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102</text:p>
          </table:table-cell>
          <table:table-cell office:value-type="string" calcext:value-type="string">
            <text:p>200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102</text:p>
          </table:table-cell>
          <table:table-cell office:value-type="string" calcext:value-type="string">
            <text:p>200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5744" calcext:value-type="float">
            <text:p>75.6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102</text:p>
          </table:table-cell>
          <table:table-cell office:value-type="string" calcext:value-type="string">
            <text:p>200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3904" calcext:value-type="float">
            <text:p>76.1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102</text:p>
          </table:table-cell>
          <table:table-cell office:value-type="string" calcext:value-type="string">
            <text:p>199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18672" calcext:value-type="float">
            <text:p>74.7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102</text:p>
          </table:table-cell>
          <table:table-cell office:value-type="string" calcext:value-type="string">
            <text:p>199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2016" calcext:value-type="float">
            <text:p>74.0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102</text:p>
          </table:table-cell>
          <table:table-cell office:value-type="string" calcext:value-type="string">
            <text:p>199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102</text:p>
          </table:table-cell>
          <table:table-cell office:value-type="string" calcext:value-type="string">
            <text:p>199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1984" calcext:value-type="float">
            <text:p>72.2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102</text:p>
          </table:table-cell>
          <table:table-cell office:value-type="string" calcext:value-type="string">
            <text:p>199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" calcext:value-type="float">
            <text:p>72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102</text:p>
          </table:table-cell>
          <table:table-cell office:value-type="string" calcext:value-type="string">
            <text:p>199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1048" calcext:value-type="float">
            <text:p>71.6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102</text:p>
          </table:table-cell>
          <table:table-cell office:value-type="string" calcext:value-type="string">
            <text:p>198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6248" calcext:value-type="float">
            <text:p>71.3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102</text:p>
          </table:table-cell>
          <table:table-cell office:value-type="string" calcext:value-type="string">
            <text:p>198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05496" calcext:value-type="float">
            <text:p>71.4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102</text:p>
          </table:table-cell>
          <table:table-cell office:value-type="string" calcext:value-type="string">
            <text:p>1985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7608" calcext:value-type="float">
            <text:p>70.7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102</text:p>
          </table:table-cell>
          <table:table-cell office:value-type="string" calcext:value-type="string">
            <text:p>198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0928" calcext:value-type="float">
            <text:p>70.6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102</text:p>
          </table:table-cell>
          <table:table-cell office:value-type="string" calcext:value-type="string">
            <text:p>198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1184" calcext:value-type="float">
            <text:p>69.6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102</text:p>
          </table:table-cell>
          <table:table-cell office:value-type="string" calcext:value-type="string">
            <text:p>198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102</text:p>
          </table:table-cell>
          <table:table-cell office:value-type="string" calcext:value-type="string">
            <text:p>198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5824" calcext:value-type="float">
            <text:p>72.5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102</text:p>
          </table:table-cell>
          <table:table-cell office:value-type="string" calcext:value-type="string">
            <text:p>198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052" calcext:value-type="float">
            <text:p>72.7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102</text:p>
          </table:table-cell>
          <table:table-cell office:value-type="string" calcext:value-type="string">
            <text:p>197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3168" calcext:value-type="float">
            <text:p>73.3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102</text:p>
          </table:table-cell>
          <table:table-cell office:value-type="string" calcext:value-type="string">
            <text:p>197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9912" calcext:value-type="float">
            <text:p>73.2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102</text:p>
          </table:table-cell>
          <table:table-cell office:value-type="string" calcext:value-type="string">
            <text:p>1977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6592" calcext:value-type="float">
            <text:p>73.3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102</text:p>
          </table:table-cell>
          <table:table-cell office:value-type="string" calcext:value-type="string">
            <text:p>197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8096" calcext:value-type="float">
            <text:p>73.1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102</text:p>
          </table:table-cell>
          <table:table-cell office:value-type="string" calcext:value-type="string">
            <text:p>1975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1416" calcext:value-type="float">
            <text:p>73.05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102</text:p>
          </table:table-cell>
          <table:table-cell office:value-type="string" calcext:value-type="string">
            <text:p>197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9944" calcext:value-type="float">
            <text:p>71.1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102</text:p>
          </table:table-cell>
          <table:table-cell office:value-type="string" calcext:value-type="string">
            <text:p>197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5568" calcext:value-type="float">
            <text:p>69.6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6102</text:p>
          </table:table-cell>
          <table:table-cell office:value-type="string" calcext:value-type="string">
            <text:p>197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48" calcext:value-type="float">
            <text:p>76.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